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Universidade Federal de Goiás</text:span></text:p>
      <text:p text:style-name="P1"><text:span text:style-name="T1">Instituto de Informática - Sistemas de Informação</text:span></text:p>
      <text:p text:style-name="P1"><text:span text:style-name="T1">Ian Badan</text:span></text:p>
      <text:p text:style-name="P1"><text:span text:style-name="T1">Karlla Chaves</text:span></text:p>
      <text:p text:style-name="P1"><text:span text:style-name="T1">Marcos Vinícius de Souza Oliveira</text:span></text:p>
      <text:p text:style-name="P2"/>
      <text:p text:style-name="P1"><text:span text:style-name="T1">Projeto de Software - Cartão de Vacinação Online (VCO)</text:span></text:p>
      <text:p text:style-name="P2"/>
      <text:p text:style-name="P1"><text:span text:style-name="T2">Descrição Casos de Uso</text:span>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3">CS1: </text:span>Cadastrar no Sistema</text:p>
          </table:table-cell>
        </table:table-row>
        <table:table-row table:style-name="Table1.1">
          <table:table-cell table:style-name="Table1.A1" office:value-type="string">
            <text:p text:style-name="P4"><text:span text:style-name="T3">Ator(es) principal(ais): </text:span>Usuários</text:p>
          </table:table-cell>
        </table:table-row>
        <table:table-row table:style-name="Table1.1">
          <table:table-cell table:style-name="Table1.A1" office:value-type="string">
            <text:p text:style-name="P4"><text:span text:style-name="T3">Pré-condições: </text:span>Ter o aplicativo instalado em um dispositivo móvel ou acesso a página WEB do Sistema</text:p>
          </table:table-cell>
        </table:table-row>
        <table:table-row table:style-name="Table1.1">
          <table:table-cell table:style-name="Table1.A1" office:value-type="string">
            <text:p text:style-name="P4"><text:span text:style-name="T3">Fluxo básico: <text:s/>1. </text:span>Iniciar o aplicativo ou acessar pela página Web;<text:span text:style-name="T3"> </text:span></text:p>
            <text:p text:style-name="P4"><text:span text:style-name="T3"><text:s text:c="25"/>2. </text:span>Clicar em cadastrar novo usuário;</text:p>
            <text:p text:style-name="P4"><text:s text:c="25"/><text:span text:style-name="T3">3. </text:span>Fornecer nome completo;</text:p>
            <text:p text:style-name="P4"><text:s text:c="25"/><text:span text:style-name="T3">4. </text:span>Definir senha para acesso (min 8 dígitos);</text:p>
            <text:p text:style-name="P4"><text:s text:c="25"/><text:span text:style-name="T3">5.</text:span> Definir e-mail para cadastro;</text:p>
            <text:p text:style-name="P4"><text:s text:c="25"/><text:span text:style-name="T3">6.</text:span> Fornecer CPF válido;</text:p>
            <text:p text:style-name="P4"><text:s text:c="25"/><text:span text:style-name="T3">7.</text:span> Fornecer Data de Nascimento;</text:p>
            <text:p text:style-name="P4"><text:s text:c="25"/><text:span text:style-name="T3">8. </text:span>Endereço válido;</text:p>
            <text:p text:style-name="P4"><text:s text:c="25"/><text:span text:style-name="T3">9.</text:span> Selecionar sexo;</text:p>
            <text:p text:style-name="P4"><text:s text:c="25"/><text:span text:style-name="T3">10.</text:span> Fornecer número de telefone;</text:p>
            <text:p text:style-name="P4"><text:s text:c="25"/><text:span text:style-name="T3">11. </text:span>Clicar em “Cadastrar” para finalizar o cadastro;</text:p>
            <text:p text:style-name="P4"><text:s text:c="25"/><text:span text:style-name="T3">12. </text:span>Acessar no e-mail o link para confirmação de cadastro</text:p>
          </table:table-cell>
        </table:table-row>
        <table:table-row table:style-name="Table1.1">
          <table:table-cell table:style-name="Table1.A1" office:value-type="string">
            <text:p text:style-name="P4"><text:span text:style-name="T3">Fluxo alternativo: 1a: </text:span>O aplicativo apresenta algum erro ao ser inicializado:</text:p>
            <text:p text:style-name="P4"><text:s text:c="39"/>1- O usuário deve reiniciá-lo;</text:p>
            <text:p text:style-name="P4"><text:s text:c="39"/>2- O caso de uso termina.</text:p>
            <text:p text:style-name="P4"><text:span text:style-name="T3"><text:s text:c="31"/>4a: </text:span>Senha fornecida possui menos de 8 dígitos:</text:p>
            <text:p text:style-name="P4"><text:s text:c="40"/>1- Aparecer mensagem “senha menor que o mínimo requerido”</text:p>
            <text:p text:style-name="P4"><text:s text:c="40"/>2- Usuário fornece senha de 8 dígitos ou mais</text:p>
            <text:p text:style-name="P4"><text:s text:c="31"/><text:span text:style-name="T3">5a: </text:span>E-mail fornecido pelo usuário não é válido:</text:p>
            <text:p text:style-name="P4"><text:s text:c="40"/>1- Não receberá o e-mail de confirmação de cadastro;</text:p>
            <text:p text:style-name="P4"><text:s text:c="40"/>2- Cadastro não será confirmado;</text:p>
            <text:p text:style-name="P4"><text:s text:c="40"/>3- Será necessário o usuário recadastrar utilizando outro e-mail <text:s text:c="25"/>que seja válido;</text:p>
            <text:p text:style-name="P4"><text:s text:c="30"/><text:span text:style-name="T3">6a: </text:span>CPF informado não existe ou não condiz com o nome fornecido</text:p>
            <text:p text:style-name="P4"><text:s text:c="40"/>1- Cadastro não será finalizado;</text:p>
            <text:p text:style-name="P4"><text:s text:c="40"/>2- A mensagem “CPF inválido” aparecerá embaixo do campo CPF;</text:p>
            <text:p text:style-name="P4"><text:s text:c="40"/>3- Usuário fornece um CPF válido e finaliza o cadastro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6" meta:word-count="247" meta:character-count="2296" meta:non-whitespace-character-count="1293"/>
    <meta:generator>LibreOfficeDev/6.0.5.2$Linux_X86_64 LibreOffice_project/</meta:generator>
  </office:meta>
</office:document-meta>
</file>